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8.13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889cm" svg:x="10.52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36cm" svg:height="1.651cm" svg:x="6.334cm" svg:y="5.953cm">
          <text:p text:style-name="P1">User navigates to a categ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207cm" svg:y="8.493cm">
          <text:p text:style-name="P1">Posts are show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334cm" svg:y="11.414cm">
          <text:p text:style-name="P1">User Clicks on 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207cm" svg:y="14.716cm">
          <text:p text:style-name="P1">Recipe is show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6cm" svg:y1="4.556cm" svg:x2="10.906cm" svg:y2="6.08cm">
          <text:p/>
        </draw:line>
        <draw:line draw:style-name="gr3" draw:text-style-name="P2" draw:layer="layout" svg:x1="10.906cm" svg:y1="7.477cm" svg:x2="10.906cm" svg:y2="8.62cm">
          <text:p/>
        </draw:line>
        <draw:line draw:style-name="gr3" draw:text-style-name="P2" draw:layer="layout" svg:x1="10.779cm" svg:y1="10.144cm" svg:x2="10.779cm" svg:y2="11.541cm">
          <text:p/>
        </draw:line>
        <draw:custom-shape draw:style-name="gr4" draw:text-style-name="P1" draw:layer="layout" svg:width="3.556cm" svg:height="0.635cm" svg:x="1cm" svg:y="1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6cm" svg:y1="13.065cm" svg:x2="10.906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0:18:21.105654477</meta:creation-date>
    <dc:date>2017-04-17T10:22:28.571943592</dc:date>
    <meta:editing-duration>PT4M6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